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Abstract</text:span></text:span></text:p>
      <text:p text:style-name="P1"><text:span text:style-name="Strong_20_Emphasis"><text:span text:style-name="T3"><text:s/></text:span></text:span><text:span text:style-name="T2">1 paragraph that describes the application and domain at a high-level.</text:span></text:p>
      <text:p text:style-name="Standard"/>
      <text:p text:style-name="Standard"><text:tab/>The web application is a streamline application that allows the user to login with their key card at any computer within specific hospitals. If there is no card present, the user can enter their username and login password to access the web application. The application will open to a main screen with 3 main “sections” as follows:</text:p>
      <text:p text:style-name="Standard"/>
      <text:p text:style-name="Standard">Section 1: Important Memos.</text:p>
      <text:p text:style-name="Standard"><text:tab/>This section displays the most recent memos, announcements and changes to the policy's regarding emergency medicine. This application will be a “real time feed”, much like facebooks news feed. </text:p>
      <text:p text:style-name="Standard"/>
      <text:p text:style-name="Standard">Section 2: Academic Schedule.</text:p>
      <text:p text:style-name="Standard"><text:tab/>This section is entirely dedicated to the academic schedule. On the home page, will display a calendar of the month that shows all appropriate academic appointments or events. The academic schedule can be downloaded as a calendar file, or as a pdf, or can be synced to any mobile device such as an iphone. The calendar can be updated, changed, new additions can be made as required.</text:p>
      <text:p text:style-name="Standard"/>
      <text:p text:style-name="Standard">Section 3: Education Files</text:p>
      <text:p text:style-name="Standard"><text:tab/>This section is dedicated to the uploading and searching of education and journal articles regarding medical topics that users have previously uploaded. These files must be on the users computer and then uploaded to the server. There will be no links to other web pages. The search function will allow the user to search through this database of journal articles by both author or tag. </text:p>
      <text:p text:style-name="Standard">For additional functionality, there will be a secondary search tab for their wiki pages.</text:p>
      <text:p text:style-name="Standard"/>
      <text:p text:style-name="Standard">In addition to the main three sections, there will be a linking bar at the top with several sections:</text:p>
      <text:p text:style-name="Standard">Home, Forum, Wiki, Resident Teaching. </text:p>
      <text:p text:style-name="P2"/>
      <text:p text:style-name="P1"><text:span text:style-name="Strong_20_Emphasis"><text:span text:style-name="T3">Requirements</text:span></text:span><text:span text:style-name="Strong_20_Emphasis"><text:span text:style-name="T1">:</text:span></text:span></text:p>
      <text:p text:style-name="P1"><text:span text:style-name="T1"><text:s/></text:span><text:span text:style-name="T2">Describe 6 functional, and 2 non-functional requirements.</text:span></text:p>
      <text:p text:style-name="Standard"/>
      <text:p text:style-name="Standard">Functional Requirements</text:p>
      <text:p text:style-name="Standard">At intro-home screen, must accept a valid user name and password from the user</text:p>
      <text:p text:style-name="Standard">Must display a live news feed that can be uploaded by each user, and available to each user</text:p>
      <text:p text:style-name="Standard">Must display each users academic schedule at the home screen</text:p>
      <text:p text:style-name="Standard">Must allow user to upload academic journals from the each computer</text:p>
      <text:p text:style-name="Standard">Must store all loaded academic journals on a server</text:p>
      <text:p text:style-name="Standard">All data stored must be on a privately owned server for privacy reasons</text:p>
      <text:p text:style-name="Standard">The forum must allow all users to post responses</text:p>
      <text:p text:style-name="Standard">The forum must allow all users to create new topic forums</text:p>
      <text:p text:style-name="Standard"/>
      <text:p text:style-name="Standard">Non-functional</text:p>
      <text:p text:style-name="Standard">The first phase of the application (as described above) must be done in 2-4 months.</text:p>
      <text:p text:style-name="Standard">Addition of new users by the administrator must be implemented into the system within 48 hours.</text:p>
      <text:p text:style-name="Standard"/>
      <text:p text:style-name="P1"><text:span text:style-name="Strong_20_Emphasis"><text:span text:style-name="T2">Use-case</text:span></text:span><text:span text:style-name="T2">: </text:span></text:p>
      <text:p text:style-name="P1"><text:span text:style-name="T2">Create a full use-case description from 1 functional requirement.</text:span></text:p>
      <text:p text:style-name="Standard"/>
      <text:p text:style-name="Standard"><text:soft-page-break/>Use Case: Upload new education journal to the server</text:p>
      <text:p text:style-name="Standard">Primary Actor: User (U)</text:p>
      <text:p text:style-name="Standard">Preconditions: User has valid username and password </text:p>
      <text:p text:style-name="Standard"/>
      <text:p text:style-name="Standard">Main Success Scenario:</text:p>
      <text:list xml:id="list1764457065" text:style-name="L1">
        <text:list-item>
          <text:p text:style-name="P3">U enters valid username and password</text:p>
        </text:list-item>
        <text:list-item>
          <text:p text:style-name="P3">Home screen appears, all applications load</text:p>
        </text:list-item>
        <text:list-item>
          <text:p text:style-name="P3">U selects “Browse Button” from Education Files Section</text:p>
        </text:list-item>
        <text:list-item>
          <text:p text:style-name="P3">Computer Directories appears</text:p>
        </text:list-item>
        <text:list-item>
          <text:p text:style-name="P3">U searches through computer directories and selects education journal</text:p>
        </text:list-item>
        <text:list-item>
          <text:p text:style-name="P3">U selects Open</text:p>
        </text:list-item>
        <text:list-item>
          <text:p text:style-name="P3">File Directory is displayed </text:p>
        </text:list-item>
        <text:list-item>
          <text:p text:style-name="P3">U selects Upload button</text:p>
        </text:list-item>
        <text:list-item>
          <text:p text:style-name="P3">System begins upload</text:p>
        </text:list-item>
        <text:list-item>
          <text:p text:style-name="P3">Uploading finishes, System displays success message</text:p>
          <text:p text:style-name="P3"/>
        </text:list-item>
      </text:list>
      <text:p text:style-name="Standard">Extens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huang </meta:initial-creator>
    <meta:creation-date>2012-01-23T17:03:28</meta:creation-date>
    <dc:date>2012-01-23T18:55:15</dc:date>
    <dc:creator>sthuang </dc:creator>
    <meta:editing-duration>PT00H27M18S</meta:editing-duration>
    <meta:editing-cycles>5</meta:editing-cycles>
    <meta:generator>OpenOffice.org/3.2$Unix OpenOffice.org_project/320m19$Build-9505</meta:generator>
    <meta:document-statistic meta:table-count="0" meta:image-count="0" meta:object-count="0" meta:page-count="2" meta:paragraph-count="43" meta:word-count="516" meta:character-count="3113"/>
  </office:meta>
</office:document-meta>
</file>